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paragraph-rsid="001572f9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paragraph-rsid="001e98f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paragraph-rsid="0021228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paragraph-rsid="0023811c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4f715" officeooo:paragraph-rsid="0024f71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4f715" officeooo:paragraph-rsid="0027af5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befb4" officeooo:paragraph-rsid="001befb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4be55" officeooo:paragraph-rsid="0024be55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6c67a" officeooo:paragraph-rsid="0016c67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3811c" officeooo:paragraph-rsid="0023811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3811c" officeooo:paragraph-rsid="0021228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befb4" officeooo:paragraph-rsid="001befb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e98fc" officeooo:paragraph-rsid="001e98f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10ad5" officeooo:paragraph-rsid="0021228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5b13c" officeooo:paragraph-rsid="0025b13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acf2b" officeooo:paragraph-rsid="001acf2b" style:font-weight-asian="normal" style:font-weight-complex="normal"/>
    </style:style>
    <style:style style:name="T1" style:family="text">
      <style:text-properties officeooo:rsid="001572f9"/>
    </style:style>
    <style:style style:name="T2" style:family="text">
      <style:text-properties officeooo:rsid="0016c67a"/>
    </style:style>
    <style:style style:name="T3" style:family="text">
      <style:text-properties officeooo:rsid="001befb4"/>
    </style:style>
    <style:style style:name="T4" style:family="text">
      <style:text-properties officeooo:rsid="001e98fc"/>
    </style:style>
    <style:style style:name="T5" style:family="text">
      <style:text-properties officeooo:rsid="001fea2b"/>
    </style:style>
    <style:style style:name="T6" style:family="text">
      <style:text-properties officeooo:rsid="001fedc2"/>
    </style:style>
    <style:style style:name="T7" style:family="text">
      <style:text-properties officeooo:rsid="00210ad5"/>
    </style:style>
    <style:style style:name="T8" style:family="text">
      <style:text-properties officeooo:rsid="00229fbe"/>
    </style:style>
    <style:style style:name="T9" style:family="text">
      <style:text-properties officeooo:rsid="0024be55"/>
    </style:style>
    <style:style style:name="T10" style:family="text">
      <style:text-properties officeooo:rsid="0027af58"/>
    </style:style>
    <style:style style:name="T11" style:family="text">
      <style:text-properties officeooo:rsid="00284e69"/>
    </style:style>
    <style:style style:name="T12" style:family="text">
      <style:text-properties officeooo:rsid="002a62db"/>
    </style:style>
    <style:style style:name="T13" style:family="text">
      <style:text-properties officeooo:rsid="002c3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Look at Anatomy-Physiology-of-an-Android.pdf, has nice charts and small explanations </text:span><text:span text:style-name="T11">about startup.</text:span></text:p>
      <text:p text:style-name="P6"><text:span text:style-name="T11"/></text:p>
      <text:p text:style-name="P6"><text:span text:style-name="T11"/></text:p>
      <text:p text:style-name="P5"><text:span text:style-name="T10"/></text:p>
      <text:p text:style-name="P5">System Boot</text:p>
      <text:p text:style-name="P1"><text:span text:style-name="T1">During the system startup </text:span><text:span text:style-name="T2">the System Server process is run. All system services such as the </text:span><text:span text:style-name="T6">PackageManager</text:span><text:span text:style-name="T2"> or the ActivityManager run as threads under this process.</text:span></text:p>
      <text:p text:style-name="P9">When first run, the system server starts all system services and adds them to the service manager.</text:p>
      <text:p text:style-name="P9"/>
      <text:p text:style-name="P4"><text:span text:style-name="T2">The service manager runs in a process of its own and is started before the system server. It saves references to all services, system </text:span><text:span text:style-name="T3">or</text:span><text:span text:style-name="T2"> user </text:span><text:span text:style-name="T3">made</text:span><text:span text:style-name="T2">.</text:span></text:p>
      <text:p text:style-name="P10">The binder driver saves only the service manager's node.</text:p>
      <text:p text:style-name="P9"/>
      <text:p text:style-name="P7">Binder Driver</text:p>
      <text:p text:style-name="P12">The binder driver is a <text:span text:style-name="T13">Linux</text:span> kernel module which handles most of the IPC in Android.</text:p>
      <text:p text:style-name="P2"><text:span text:style-name="T4">When first opening the binder driver for communication, each </text:span><text:span text:style-name="T9">process</text:span><text:span text:style-name="T4"> has a 1MB buffer allocated for it within the binder driver.</text:span></text:p>
      <text:p text:style-name="P13"/>
      <text:p text:style-name="P3"><text:span text:style-name="T4">When </text:span><text:span text:style-name="T5">process A wants to send data to process B it places the data in a special struct</text:span><text:span text:style-name="T12">ure</text:span><text:span text:style-name="T5"> and calls the driver's ioctl </text:span><text:span text:style-name="T7">for writing</text:span><text:span text:style-name="T5">. The driver then copies the data into process A's <text:s/>buffer within itself and from there copies it to process B's buffer. When process B will call the driver</text:span><text:span text:style-name="T8">'</text:span><text:span text:style-name="T5">s ioctl </text:span><text:span text:style-name="T7">for reading, the driver will copy the data from process B's buffer into a special struct</text:span><text:span text:style-name="T12">ure</text:span><text:span text:style-name="T7"> </text:span><text:span text:style-name="T8">which B has access to</text:span><text:span text:style-name="T7">.</text:span></text:p>
      <text:p text:style-name="P14"/>
      <text:p text:style-name="P11">For each process, the driver keeps a list of other processes it has communicated with. If this is the first communication between process A and process B, then the first write request is sent with an empty target. The driver relays all target-less request to the service manager which returns a reference to process B that is placed in process A's list.</text:p>
      <text:p text:style-name="P12"/>
      <text:p text:style-name="P8">Permissions</text:p>
      <text:p text:style-name="P15">W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 Palombo</meta:initial-creator>
    <meta:creation-date>2013-08-06T15:10:25</meta:creation-date>
    <dc:date>2013-08-07T15:10:58</dc:date>
    <dc:creator>Alon Palombo</dc:creator>
    <meta:editing-duration>PT6H11M14S</meta:editing-duration>
    <meta:editing-cycles>15</meta:editing-cycles>
    <meta:generator>LibreOffice/4.0.2.2$Linux_X86_64 LibreOffice_project/400m0$Build-2</meta:generator>
    <meta:document-statistic meta:table-count="0" meta:image-count="0" meta:object-count="0" meta:page-count="1" meta:paragraph-count="13" meta:word-count="270" meta:character-count="1573" meta:non-whitespace-character-count="1315"/>
  </office:meta>
</office:document-meta>
</file>